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Základnítext" style:family="paragraph">
      <style:text-properties fo:background-color="#FFFF00"/>
    </style:style>
    <style:style style:name="P22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1/2019<text:bookmark-end text:name="Text14"/></text:p>
            <text:p text:style-name="Normální">KVOP-6202/2019<text:bookmark-end text:name="Text2"/></text:p>
            <text:p text:style-name="Normální"><text:bookmark-start text:name="Text6"/>06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W.</text:p>
            <text:p text:style-name="Normální"/>
            <text:p text:style-name="P17">e-mail: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W.,</text:p>
      <text:p text:style-name="Základnítext">dne<text:s/>1. února t. r. byla do Kanceláře veřejného ochránce práv doručena Vaše žádost podle zákona č. 106/1999 Sb., o svobodném přístupu k informacím, ve znění pozdějších předpisů, kterou žádáte o poskytnutí:</text:p>
      <text:list text:style-name="LFO4" text:continue-numbering="true">
        <text:list-item>
          <text:p text:style-name="P18">protokolu o kontrole,</text:p>
        </text:list-item>
        <text:list-item>
          <text:p text:style-name="P19">výsledku šetření stížnosti,</text:p>
        </text:list-item>
        <text:list-item>
          <text:p text:style-name="P20">zpráv o přijatých opatřeních k protokolu o kontrole,</text:p>
        </text:list-item>
      </text:list>
      <text:p text:style-name="Základnítext">vše<text:s/>vztahující se k<text:s/>inspekční činnosti České školní inspekce<text:s/>podle § 174 odst. 6 zákona č. 561/2004. Sb., o předškolním, základním, středním, vyšším odborném a jiném vzdělávání (školský zákon), ve znění pozdějších předpisů, která proběhla v září 2018 v zařízení Dětský domov se školou, středisko výchovné péče, základní škola a školní jídelna Dobřichovice.</text:p>
      <text:p text:style-name="Základnítext">Vámi zmiňované dokumenty si veřejná ochránkyně práv v rámci svého šetření vyžádala od České školní inspekce a s drobnými úpravami (začernění některých osobních údajů) Vám je poskytuje.<text:s/></text:p>
      <text:p text:style-name="Základnítext">S pozdravem</text:p>
      <text:p text:style-name="P21"/>
      <text:p text:style-name="podpis">Mgr. Jana Gregorová v. r.</text:p>
      <text:p text:style-name="podpis">zástupkyně ředitelky právní sekce</text:p>
      <text:p text:style-name="podpis">(dopis je opatřen elektronickým podpisem)</text:p>
      <text:p text:style-name="podpis"/>
      <text:p text:style-name="podpis"/>
      <text:p text:style-name="podpis"/>
      <text:p text:style-name="P22">4 přílohy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78M1*</text:span>*KVOPX00978M1*</text:p>
        <text:p text:style-name="P12"><text:span text:style-name="T13">KVOPX00978M1</text:span>KVOPX00978M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5T09:49:00Z</meta:creation-date>
    <dc:date>2019-03-15T09:50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5" meta:character-count="1279" meta:row-count="9" meta:non-whitespace-character-count="1096"/>
  </office:meta>
</office:document-meta>
</file>